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sumen del Proyecto: Aplicación Web para Gestión de Reparaciones Informáticas</text:span></text:h>
      <text:h text:style-name="Heading_20_4" text:outline-level="4"><text:span text:style-name="Strong_20_Emphasis">1. Objetivo</text:span></text:h>
      <text:p text:style-name="Text_20_body">El objetivo principal es desarrollar una <text:span text:style-name="Strong_20_Emphasis">aplicación web</text:span> que facilite la <text:span text:style-name="Strong_20_Emphasis">gestión de una empresa de reparaciones informáticas</text:span>, permitiendo a clientes y administradores consultar información, seguir el estado de las reparaciones y gestionar datos de manera intuitiva.</text:p>
      <text:p text:style-name="Text_20_body">La web tendrá:</text:p>
      <text:list text:style-name="L1">
        <text:list-item>
          <text:p text:style-name="P1"><text:span text:style-name="Strong_20_Emphasis">Zona pública</text:span>: Información sobre la empresa, servicios, horarios y contacto (con mapa de Google Maps y formulario).</text:p>
        </text:list-item>
        <text:list-item>
          <text:p text:style-name="P1"><text:span text:style-name="Strong_20_Emphasis">Zona privada</text:span>:</text:p>
          <text:list>
            <text:list-item>
              <text:p text:style-name="P1"><text:span text:style-name="Strong_20_Emphasis">Clientes</text:span>: Acceden con login, consultan el historial de reparaciones, detalles (fecha, coste, piezas, estado actual, etc.) y pueden seguir en tiempo real el estado de sus equipos mediante un código.</text:p>
            </text:list-item>
            <text:list-item>
              <text:p text:style-name="P1"><text:span text:style-name="Strong_20_Emphasis">Administradores</text:span>: Acceden con credenciales a un panel donde pueden <text:span text:style-name="Strong_20_Emphasis">gestionar clientes, empleados, equipos, reparaciones</text:span>, etc. Las tablas se pueden editar, añadir o eliminar registros, y tienen filtros de búsqueda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Descripción General</text:span></text:h>
      <text:p text:style-name="Text_20_body">La aplicación cubre las necesidades de <text:span text:style-name="Strong_20_Emphasis">pequeñas y medianas empresas</text:span> del sector informático, ofreciendo:</text:p>
      <text:list text:style-name="L2">
        <text:list-item>
          <text:p text:style-name="P2">Mayor visibilidad online.</text:p>
        </text:list-item>
        <text:list-item>
          <text:p text:style-name="P2">Seguimiento en tiempo real de reparaciones por parte del cliente, reduciendo llamadas.</text:p>
        </text:list-item>
        <text:list-item>
          <text:p text:style-name="P2">Herramientas de administración interna sencillas para mantener la base de datos actualizada.</text:p>
        </text:list-item>
      </text:list>
      <text:p text:style-name="Horizontal_20_Line"/>
      <text:h text:style-name="Heading_20_4" text:outline-level="4"><text:span text:style-name="Strong_20_Emphasis">3. Planificación</text:span></text:h>
      <text:list text:style-name="L3">
        <text:list-item>
          <text:p text:style-name="P3"><text:span text:style-name="Strong_20_Emphasis">Planificación temática</text:span>: Definición de objetivos, perfiles de usuario y funcionalidades. Se decidió enfocarse en una tienda de reparación.</text:p>
        </text:list-item>
        <text:list-item>
          <text:p text:style-name="P3"><text:span text:style-name="Strong_20_Emphasis">Diseño visual (guía de estilos)</text:span>: Se definieron tipografías, paleta de colores, disposición de elementos, etc.</text:p>
        </text:list-item>
        <text:list-item>
          <text:p text:style-name="P3"><text:span text:style-name="Strong_20_Emphasis">Web estática</text:span>: Dos páginas principales:</text:p>
          <text:list>
            <text:list-item>
              <text:p text:style-name="P3">Página de presentación (información general).</text:p>
            </text:list-item>
            <text:list-item>
              <text:p text:style-name="P3">Página de contacto (mapa + formulario).</text:p>
            </text:list-item>
          </text:list>
        </text:list-item>
        <text:list-item>
          <text:p text:style-name="P3"><text:span text:style-name="Strong_20_Emphasis">Web dinámica</text:span>:</text:p>
          <text:list>
            <text:list-item>
              <text:p text:style-name="P3"><text:span text:style-name="Strong_20_Emphasis">Login</text:span> con roles diferenciados (cliente o administrador).</text:p>
            </text:list-item>
            <text:list-item>
              <text:p text:style-name="P3">Funcionalidades para:</text:p>
              <text:list>
                <text:list-item>
                  <text:p text:style-name="P3"><text:soft-page-break/>Cliente: bienvenida, historial, estado de reparaciones, configuración de cuenta.</text:p>
                </text:list-item>
                <text:list-item>
                  <text:p text:style-name="P3">Administrador: acceso a páginas de gestión de base de datos con formularios para CRUD (crear, leer, actualizar, eliminar).</text:p>
                </text:list-item>
              </text:list>
            </text:list-item>
          </text:list>
        </text:list-item>
        <text:list-item>
          <text:p text:style-name="P3"><text:span text:style-name="Strong_20_Emphasis">Base de datos</text:span>:</text:p>
          <text:list>
            <text:list-item>
              <text:p text:style-name="P3">Tablas principales: Clientes, Equipos, Partes (reparaciones), Tareas, Mensajes, Piezas y relaciones entre ellas.</text:p>
            </text:list-item>
          </text:list>
        </text:list-item>
        <text:list-item>
          <text:p text:style-name="P3"><text:span text:style-name="Strong_20_Emphasis">Codificación estática</text:span>: Desarrollo del diseño web con HTML y CSS.</text:p>
        </text:list-item>
        <text:list-item>
          <text:p text:style-name="P3"><text:span text:style-name="Strong_20_Emphasis">Codificación dinámica</text:span>: Implementación de funcionalidades con conexión a base de datos y patrón MVC.</text:p>
        </text:list-item>
      </text:list>
      <text:p text:style-name="Horizontal_20_Line"/>
      <text:h text:style-name="Heading_20_4" text:outline-level="4"><text:span text:style-name="Strong_20_Emphasis">4. Recursos Utilizados</text:span></text:h>
      <text:p text:style-name="Text_20_body"><text:span text:style-name="Strong_20_Emphasis">Equipos</text:span>:</text:p>
      <text:list text:style-name="L4">
        <text:list-item>
          <text:p text:style-name="P4">Ordenador personal (como entorno de desarrollo y servidor local).</text:p>
        </text:list-item>
      </text:list>
      <text:p text:style-name="Text_20_body"><text:span text:style-name="Strong_20_Emphasis">Software</text:span>:</text:p>
      <text:list text:style-name="L5">
        <text:list-item>
          <text:p text:style-name="P5">Visual Studio Code (con extensiones como PHP Server y traducción al español).</text:p>
        </text:list-item>
        <text:list-item>
          <text:p text:style-name="P5">XAMPP (Apache, MySQL/MariaDB, PHP).</text:p>
        </text:list-item>
        <text:list-item>
          <text:p text:style-name="P5">Git y GitHub (control de versiones y trabajo colaborativo).</text:p>
        </text:list-item>
      </text:list>
      <text:p text:style-name="Text_20_body"><text:span text:style-name="Strong_20_Emphasis">Lenguajes de programación</text:span>:</text:p>
      <text:list text:style-name="L6">
        <text:list-item>
          <text:p text:style-name="P6"><text:span text:style-name="Strong_20_Emphasis">JavaScript</text:span>: Validación de formularios e interactividad.</text:p>
        </text:list-item>
        <text:list-item>
          <text:p text:style-name="P6"><text:span text:style-name="Strong_20_Emphasis">PHP</text:span>: Lógica de servidor y conexión a la base de datos.</text:p>
        </text:list-item>
      </text:list>
      <text:p text:style-name="Text_20_body"><text:span text:style-name="Strong_20_Emphasis">Lenguajes de marcado y estilo</text:span>:</text:p>
      <text:list text:style-name="L7">
        <text:list-item>
          <text:p text:style-name="P7"><text:span text:style-name="Strong_20_Emphasis">HTML</text:span>: Estructura de las páginas web.</text:p>
        </text:list-item>
        <text:list-item>
          <text:p text:style-name="P7"><text:span text:style-name="Strong_20_Emphasis">CSS</text:span>: Estilo y diseño visual, adaptable a móvi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6:01:49.765025500</meta:creation-date>
    <dc:date>2025-06-15T16:09:15.414347400</dc:date>
    <meta:editing-duration>PT7M25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1" meta:word-count="410" meta:character-count="2757" meta:non-whitespace-character-count="2417"/>
  </office:meta>
</office:document-meta>
</file>